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style:use-window-font-color="true" style:font-name="Arial" fo:font-size="11pt" fo:letter-spacing="normal" fo:font-style="normal" fo:font-weight="normal" style:font-size-asian="11pt" style:font-weight-asian="normal" style:font-size-complex="11pt" style:font-weight-complex="normal"/>
    </style:style>
    <style:style style:name="P2" style:family="paragraph" style:parent-style-name="Standard">
      <style:text-properties style:use-window-font-color="true" style:font-name="Arial" fo:font-size="11pt" fo:font-weight="normal" style:font-size-asian="11pt" style:font-weight-asian="normal" style:font-size-complex="11pt" style:font-weight-complex="normal"/>
    </style:style>
    <style:style style:name="P3" style:family="paragraph" style:parent-style-name="Standard">
      <style:text-properties style:use-window-font-color="true" fo:font-weight="normal" style:font-weight-asian="normal" style:font-weight-complex="normal"/>
    </style:style>
    <style:style style:name="P4" style:family="paragraph" style:parent-style-name="Standard">
      <style:paragraph-properties fo:text-align="justify" style:justify-single-word="false"/>
      <style:text-properties style:use-window-font-color="true" fo:font-weight="normal" style:font-weight-asian="normal" style:font-weight-complex="normal"/>
    </style:style>
    <style:style style:name="T1" style:family="text">
      <style:text-properties fo:font-variant="normal" fo:text-transform="none" style:font-name="Arial" fo:font-size="11pt" fo:letter-spacing="normal" fo:font-style="normal" style:font-size-asian="11pt" style:font-size-complex="11pt"/>
    </style:style>
    <style:style style:name="T2" style:family="text">
      <style:text-properties style:font-name="Arial"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leitung</text:p>
      <text:p text:style-name="P2">Code One</text:p>
      <text:p text:style-name="P2">Mein Berufspraktikum habe ich in der Code One GmbH absolviert. Dieses noch sehr junge Unternehmen beschäftigt sich mit dem Live Streamen von Videoaufnamen. Die Firma wurde im Februar 2010 gegründet und hat ihren Firmensitz in Düsseldorf. Es ist ein Inhabergeführtes Unternehmen. Das Ziel der GmbH ist es mobiles Live Video Streaming so einfach, flexibel und zuverlässig wie möglich zu gestalten und das egal wo man sich gerade befindet. </text:p>
      <text:p text:style-name="P2"/>
      <text:p text:style-name="P2">Produkt</text:p>
      <text:p text:style-name="P2">Die Firma entwickelt verschiedene Gerätschaften um dieses Videostreamen zu erleichtern doch das Hauptaugenmerk liegt auf dem sogenanntes Backpack Kit. Dieses Produkt hat viele bezeichnungen,sie meinen aber alle das selbe. Dieser auch genannte Router beinhaltet einen Encoder, der das eingehende Videosignal bearbeitet und gegebenenfalls auch teilt. Zudem enthält dieser Encoder auch neben den verschiedenen Anschlüssen für Videosignale, USB und Ähnlichem mehrere sogenannte Module. Diese ermöglichen das Versenden des encodierten Videosignals ins Internet über DSL (Ethernetanschluss) oder auch über das Handynetz (UMTS). Gesteuert wird das Produkt über die selbst entwickelte Software durch ein kleines Touchdisplay, welches ca. 7 Zoll groß ist. Um die Mobilität des Backpacks zu gewährleisten, kann es durch 2 handelsübliche Kameraakkus betrieben werden. Dies ist, nebenbei erwähnt, zur Zeit noch einzigartig.</text:p>
      <text:p text:style-name="P2"/>
      <text:p text:style-name="P2">Prinzip</text:p>
      <text:p text:style-name="P2">Das Prinzip des Live Videostreamens von Code One ist recht simple. Man startet den „Rucksack“ und schließt eine oder mehrere Kameras an das Gerät. Das Backpack encodiert das eingehende Signal live zu h264 und splittet es auf bis zu 6 Signalteile auf. Diese werden danach über die Module per UMTS oder DSL an ein Rechenzentrum geschickt, welches die Signalteile decodiert und wieder zusammenführt. Nun ist das Videosignal der Kamera wieder komplett und kann von jeder beliebigen Webseite aus aufgerufen werden.</text:p>
      <text:p text:style-name="P2"/>
      <text:p text:style-name="P2">Mein Projekt</text:p>
      <text:p text:style-name="P2">Neben einigen andern Projekten habe ich ein größeres Projekt an die Hand bekommen welches sich Webcontrol nennt.</text:p>
      <text:p text:style-name="P2"/>
      <text:p text:style-name="P2">Funktion</text:p>
      <text:p text:style-name="P2">Die Webcontrol, die ich in meinem Praktikum bearbeitet habe, ermöglicht eine Steuerung von <text:s/>Module, die zum Verschicken eines Videosignals eines Routers von Code One benutzt werden. Um bestimmte Einstellungen vor Ort oder auch per Fernzugriff zu ermöglichen wird die Webcontrol dazu eingesetzt, das Verhalten der Module über einen Webbrowser zu steuern. </text:p>
      <text:p text:style-name="P2"/>
      <text:p text:style-name="P2">Vorgaben</text:p>
      <text:p text:style-name="P3"><text:span text:style-name="T2">Die Webseite besaß zunächst weißen Hintergrund auf dem verschiedene „Tunnel“ zu sehen waren. Tunnel beschreiben die Verbindung der 6 Module eines Routers zum rechenzentrum. Über diesen Tunnel „läuft“ quasi das Videosignal. Jeder der Tunnel besitzt eine Bezeichnung, die über dem jeweiligen Tunnel in der Webcontrol angezeigt werden. Direkt darunter zeigen 6 Graphen den Zustand der dazugehörenden Module des Routers. Beschrieben werden dort graphisch die Up und Download werte und die Latenz des Videosignals. Die Latenz, </text:span><text:span text:style-name="T1">Latenzzeit oder auch Verzögerungszeit beschreibt den Zeitraum zwischen einem verborgenen Ereignis und dem Eintreten einer sichtbaren Reaktion darauf. Die Latenz wird somit in Millisekunden angegeben. Der aktuelle Wert der Latenz aber auch der Up- und Download, dessen Einheit in kbit/s angegeben sind, kann jeweils neben den Graphen betrachtet werden. Zusätzlich sind die Graphen nochmals mit einer eigenen Überschrift beschriftet. Die Hyperlinks, die sich unter den Graphen befinden, sind die Steuerelemente der Module. Sie senden Befehle über das Netzwerk an den Encoder der diese interpretiert und aufführt. Dabei kann man beispielsweise einzelne Module an oder ausstellen oder einstellen, dass die Latenz eines Moduls sich nicht über einen Wert befinden darf. Die gesamte Webseite wird von einer „control.exe“ erstellt. Diese nimmt übernimmt den Inhalt zunächst zweier txt-Dateien, in denen Header und Schluss der Webseite in HTML-Code stehen. Der restliche Inhalt der Seite wird aus 2 Javascript Dateien „gebaut“. Dabei beinhaltet die eine Datei den Code für die Graphen und die andere wird für den Aufbau der Seite, wie Ausrichtung und Beschriftung </text:span><text:soft-page-break/><text:span text:style-name="T1">gebraucht. Die eigentliche Beschriftung der Befehle stehen allerdings in einer „settings.ini“, in der auch Informationen und Daten zum den Tunneln stehen. Quasi muss nur diese Datei verändert werden, damit die Webcontrol die gewünschten Befehle abschickt oder die gewollten Tunnel anzeigt. </text:span></text:p>
      <text:p text:style-name="P3"><text:span text:style-name="T1"/></text:p>
      <text:p text:style-name="P1">Durchführung Aufgabe 1</text:p>
      <text:p text:style-name="P4"><text:span text:style-name="T1">Da ich somit die Webcontrol in einem recht schlichten, nicht benutzerfreundlichen Aufbau bekommen habe, </text:span><text:span text:style-name="T2">war meine erste Aufgabe die Seite allgemein zu verschönern und die Elemente nebeneinander auszurichten, so dass die Hyperlinks, die die Befehle versenden, neben den Graphen zu sehen sind. Quasi sollen also die Tunnel nebeneinander stehen und sich nach rechts ausbreiten statt nach links. Dies sollte mehr Übersicht schaffen. Zunächst überlegte ich mir eine neue Hintergrundfarbe. Dazu wählte ich einen Verlauf von dunkel orange zu transparent (also weiß), um die typischen Farben der Firma anzudeuten. Die Hyperlinks ortnete ich wie gewünscht von den Graphen aus rechts zu. Dies dabei halfen mir einige selbst erstellte CSS-Regeln. CSS ist ein sogenannter Stylesheet für HTML-Seiten der Hauptsächlich dazu dient diese effizient zu verschönern. Neben der Erstellung dieser Regeln musste ich in dem vorhandene Javascript-Dokument, welchen für das Aussehen der Seite zuständig ist, in der Reihenfolge der Aufrufe leicht verändern. Dazu war es nötig zu verstehen was in diesem Dokument passiert. Dazu habe ich mir einige, später Folgende, Hilfen zur Hand genommen. Nachdem dieses Nebeneinaderstellen erfolgreich codiert würde, habe ich mir weiterhin die Hyperlinks vorgenommen, die als Buttons dargestellt werden sollen. Dazu habe ich weiter CSS-Regeln aufgestellt, wie einen Rahmen um die Hyperlinks gezogen. Dies habe ich mit 2 Farben und einen nötigen Abstand zum nächsten Button realisiert. So kommt der Buttoneffekt sehr gut zum Vorschein und die Buttons überlappen sich nicht. Dazu füllte wurden diese umrahmten Hyperlinks noch mit einem dunklen Orange gefüllt. So sah der Hyperlink richtig wie ein Button aus. Mit einem Javascript Mäuse-Event war auch gewährleistet das der Button geklickt werden kann wenn der Mauszeiger keinen Text anklickt sondern nur den Rahmen oder die Füllung, was die Aufgabe Button zum Abschluss brachte. Die Ausrichtung der Graphen und Buttons erforderte alle mir bekannten Verschatelungsarten, wie div, span und Tabellentags.</text:span></text:p>
      <text:p text:style-name="P3"><text:span text:style-name="T2"/></text:p>
      <text:p text:style-name="P3"><text:span text:style-name="T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3 </meta:initial-creator>
    <meta:creation-date>2011-04-04T08:04:01</meta:creation-date>
    <dc:date>2011-04-12T23:42:10</dc:date>
    <meta:editing-duration>PT9H9M22S</meta:editing-duration>
    <meta:editing-cycles>37</meta:editing-cycles>
    <meta:generator>LibreOffice/3.3$Linux LibreOffice_project/330m19$Build-202</meta:generator>
    <dc:creator>dav3 </dc:creator>
    <meta:document-statistic meta:table-count="0" meta:image-count="0" meta:object-count="0" meta:page-count="2" meta:paragraph-count="15" meta:word-count="941" meta:character-count="6431"/>
  </office:meta>
</office:document-meta>
</file>